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3cc" officeooo:paragraph-rsid="000413cc"/>
    </style:style>
    <style:style style:name="T1" style:family="text">
      <style:text-properties officeooo:rsid="00042b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boggle.cpp</text:p>
      <text:p text:style-name="P1">// &lt;The programs searches through a grid of letter, to find a</text:p>
      <text:p text:style-name="P1">// <text:s/>combinations of letter to form a word, that has been</text:p>
      <text:p text:style-name="P1">// <text:s/>read from an input file. if the word is found, the</text:p>
      <text:p text:style-name="P1">// <text:s/>programs prints out found, if not then printd <text:s/>not-found.&gt;</text:p>
      <text:p text:style-name="P1">//</text:p>
      <text:p text:style-name="P1">// ­­­­­­­­­­­­­­­­­­­­­­­­­­­­­­­­­­­­­­­­­­­­­­­­­­­­­­­­­­­­­­­­­­</text:p>
      <text:p text:style-name="P1">// Class: CS 215 <text:s text:c="9"/><text:span text:style-name="T1">c</text:span> <text:s text:c="10"/>Instructor: Dr. Deborah Hwang</text:p>
      <text:p text:style-name="P1">// Assignment: Programming Project 1 Date assigned: 1/27/2017</text:p>
      <text:p text:style-name="P1">// Programmer: Kunal Mukherjee <text:s text:c="6"/>Date completed:1/30/2017</text:p>
      <text:p text:style-name="P1">//</text:p>
      <text:p text:style-name="P1">//-------------------------------------------------------------------</text:p>
      <text:p text:style-name="P1"/>
      <text:p text:style-name="P1">#include &lt;fstream&gt;</text:p>
      <text:p text:style-name="P1">#include &lt;iostream&gt;</text:p>
      <text:p text:style-name="P1">#include &lt;cstdlib&gt;</text:p>
      <text:p text:style-name="P1">#include &lt;string&gt;</text:p>
      <text:p text:style-name="P1"/>
      <text:p text:style-name="P1">struct Tile { <text:s text:c="20"/>//Construction of a struct which</text:p>
      <text:p text:style-name="P1"><text:s text:c="5"/>char letter; <text:s text:c="15"/>//has a character component as well as</text:p>
      <text:p text:style-name="P1"><text:s text:c="5"/>bool used; <text:s text:c="18"/>// bool, so that marking a cell as visited</text:p>
      <text:p text:style-name="P1"><text:s text:c="3"/>}; <text:s text:c="28"/>// is easily implemented.</text:p>
      <text:p text:style-name="P1"><text:s text:c="32"/></text:p>
      <text:p text:style-name="P1"><text:s text:c="34"/></text:p>
      <text:p text:style-name="P1"><text:s text:c="4"/></text:p>
      <text:p text:style-name="P1"><text:s text:c="2"/></text:p>
      <text:p text:style-name="P1"/>
      <text:p text:style-name="P1">const int GRID_SIZE = 7; <text:s text:c="9"/>//The maximum size of the grid +2,</text:p>
      <text:p text:style-name="P1"><text:s text:c="35"/>//to account for the extra rows and col used</text:p>
      <text:p text:style-name="P1"><text:s text:c="35"/>//to set up border around the grid</text:p>
      <text:p text:style-name="P1"/>
      <text:p text:style-name="P1">//The function MakeGrid, reads the 5 x 5 word letter and fills them up in a 2D grid and</text:p>
      <text:p text:style-name="P1">//make a border of '*' around the grid</text:p>
      <text:p text:style-name="P1">void MakeGrid (Tile Grid[GRID_SIZE][GRID_SIZE],// REC'D&amp;PASS'D - The grid</text:p>
      <text:p text:style-name="P1"><text:tab/> <text:s text:c="6"/>std::ifstream&amp; inFile); //REC'D/P'BACK: input file</text:p>
      <text:p text:style-name="P1"/>
      <text:p text:style-name="P1">//This functions prints the grid onto the terminal</text:p>
      <text:p text:style-name="P1">void PrintGrid (const Tile Grid[GRID_SIZE][GRID_SIZE]); //REC'D - The grid</text:p>
      <text:p text:style-name="P1"/>
      <text:p text:style-name="P1">//This functions checks to see if the first letter of the word matches</text:p>
      <text:p text:style-name="P1">//with any letter from the grid and if it does, it triggers a different</text:p>
      <text:p text:style-name="P1">//function, which takes the first letter and tries to find the rest of</text:p>
      <text:p text:style-name="P1">//the letter. This functcions makes sure, if the search for rest of the</text:p>
      <text:p text:style-name="P1">//letters fails, it still goes through the loop and look at every letter</text:p>
      <text:p text:style-name="P1">//in the grid that matches the first letter of the word. </text:p>
      <text:p text:style-name="P1">bool SearchFirstLetter (Tile Grid[GRID_SIZE][GRID_SIZE], // REC' grid</text:p>
      <text:p text:style-name="P1"><text:tab/><text:tab/><text:tab/>std::string word, // REC'D - The word</text:p>
      <text:p text:style-name="P1"><text:tab/><text:tab/><text:tab/>int rowIndex, <text:s/>//REC'D&amp;PASS'D -The row index</text:p>
      <text:p text:style-name="P1"><text:tab/><text:tab/><text:tab/>int colIndex, //REC'D&amp;PASS'D - The col index</text:p>
      <text:p text:style-name="P1"><text:soft-page-break/><text:tab/><text:tab/><text:tab/>int wordIndex, //REC'D&amp;PASS'D - The word index</text:p>
      <text:p text:style-name="P1"><text:tab/><text:tab/><text:tab/>int maxRow, <text:s text:c="2"/>//REC'D&amp;PASS'D- Max Rows</text:p>
      <text:p text:style-name="P1"><text:tab/><text:tab/><text:tab/>int maxCol); <text:s text:c="2"/>//REC'D&amp;PASS'D- Max Cols</text:p>
      <text:p text:style-name="P1"/>
      <text:p text:style-name="P1">//This function is triggered if the first letter of the word matches</text:p>
      <text:p text:style-name="P1">//any letter in the grid. This functions job is to see if it able</text:p>
      <text:p text:style-name="P1">//to find rest of the letters recursively. </text:p>
      <text:p text:style-name="P1">void SearchRestLetter (Tile Grid[GRID_SIZE][GRID_SIZE], <text:s/>// REC'D - The grid</text:p>
      <text:p text:style-name="P1"><text:tab/><text:tab/> <text:s text:c="6"/>std::string word, <text:s/>// REC'D - The word</text:p>
      <text:p text:style-name="P1"><text:tab/><text:tab/> <text:s text:c="6"/>int rowIndex, <text:s text:c="5"/>//REC'D&amp;PASS'D -The row index</text:p>
      <text:p text:style-name="P1"><text:tab/><text:tab/> <text:s text:c="6"/>int colIndex, <text:s text:c="4"/>// REC'D&amp;PASS'D -The col <text:s/>index</text:p>
      <text:p text:style-name="P1"><text:tab/><text:tab/> <text:s text:c="6"/>int wordIndex, <text:s text:c="3"/>//REC'D&amp;PASS'D - The word index</text:p>
      <text:p text:style-name="P1"><text:tab/><text:tab/> <text:s text:c="6"/>bool &amp;found); <text:s text:c="4"/>//REC'D&amp;PASS'D - The search status <text:s text:c="3"/></text:p>
      <text:p text:style-name="P1"><text:s text:c="2"/></text:p>
      <text:p text:style-name="P1"/>
      <text:p text:style-name="P1">int main(int argc, char *argv[])</text:p>
      <text:p text:style-name="P1">{</text:p>
      <text:p text:style-name="P1"><text:s text:c="3"/>using namespace std;</text:p>
      <text:p text:style-name="P1"/>
      <text:p text:style-name="P1"><text:s text:c="3"/>if (argc != 3) <text:s text:c="2"/>// Check to see if all commandline</text:p>
      <text:p text:style-name="P1"><text:s text:c="20"/>//argumenst have been correctly entered</text:p>
      <text:p text:style-name="P1"><text:s text:c="3"/>{</text:p>
      <text:p text:style-name="P1"><text:s text:c="5"/>cout &lt;&lt; "Usage: " &lt;&lt; argv[0] &lt;&lt; " input pridfile"</text:p>
      <text:p text:style-name="P1"><text:tab/> <text:s/>&lt;&lt; " output file " &lt;&lt; endl;</text:p>
      <text:p text:style-name="P1"><text:s text:c="6"/>exit(1);</text:p>
      <text:p text:style-name="P1"><text:s text:c="3"/>}</text:p>
      <text:p text:style-name="P1"><text:s text:c="3"/></text:p>
      <text:p text:style-name="P1"><text:s text:c="3"/>ifstream inFile (argv[1]); <text:s text:c="2"/>//Check to see if the input file opens correctly</text:p>
      <text:p text:style-name="P1"><text:s text:c="3"/>if (!inFile)</text:p>
      <text:p text:style-name="P1"><text:s text:c="3"/>{</text:p>
      <text:p text:style-name="P1"><text:s text:c="6"/>cout &lt;&lt; "Error: unable to open input Grid File" &lt;&lt; endl;</text:p>
      <text:p text:style-name="P1"><text:s text:c="6"/>exit(1);</text:p>
      <text:p text:style-name="P1"><text:s text:c="3"/>}</text:p>
      <text:p text:style-name="P1"/>
      <text:p text:style-name="P1"><text:s text:c="3"/>ofstream outfile (argv[2]); //Check to see of the output file opens correctly <text:s text:c="11"/></text:p>
      <text:p text:style-name="P1"><text:s text:c="3"/>if (!outfile) <text:s text:c="16"/></text:p>
      <text:p text:style-name="P1"><text:s text:c="4"/>{</text:p>
      <text:p text:style-name="P1"><text:s text:c="7"/>cout &lt;&lt; "Error opening output file: " &lt;&lt; argv[2] &lt;&lt; endl;</text:p>
      <text:p text:style-name="P1"><text:s text:c="7"/>exit(1);</text:p>
      <text:p text:style-name="P1"><text:s text:c="4"/>}</text:p>
      <text:p text:style-name="P1"/>
      <text:p text:style-name="P1"><text:s text:c="3"/>Tile Grid[GRID_SIZE][GRID_SIZE]; <text:s text:c="8"/>//Creation of a 2D Tile, which will</text:p>
      <text:p text:style-name="P1"><text:s text:c="45"/>//used to be fill up with</text:p>
      <text:p text:style-name="P1"><text:s text:c="45"/>//the letter of the maze</text:p>
      <text:p text:style-name="P1"/>
      <text:p text:style-name="P1"><text:s text:c="3"/>MakeGrid(Grid, inFile); <text:s text:c="13"/>// Make the Grid</text:p>
      <text:p text:style-name="P1"><text:s text:c="3"/>PrintGrid(Grid); <text:s text:c="22"/>//Print the grid</text:p>
      <text:p text:style-name="P1"/>
      <text:p text:style-name="P1"><text:s text:c="3"/>string <text:s/>word; <text:s text:c="23"/>//create a variable to store the words</text:p>
      <text:p text:style-name="P1"><text:soft-page-break/><text:s text:c="40"/>//read from the input file</text:p>
      <text:p text:style-name="P1"/>
      <text:p text:style-name="P1"><text:s text:c="3"/>for (int i = 1; i &lt; GRID_SIZE; i++) <text:s text:c="5"/>//initialize all the Grid cells boolean</text:p>
      <text:p text:style-name="P1"><text:s text:c="5"/>for (int j = 1; j &lt; GRID_SIZE; j++) <text:s/>//value to fasle.</text:p>
      <text:p text:style-name="P1"><text:s text:c="7"/>Grid[i][j].used = false; <text:s text:c="31"/></text:p>
      <text:p text:style-name="P1"><text:s text:c="5"/></text:p>
      <text:p text:style-name="P1"><text:s text:c="3"/></text:p>
      <text:p text:style-name="P1"><text:s text:c="3"/>while (inFile &gt;&gt; word) <text:s text:c="7"/>//run this loop till there is word in the input file</text:p>
      <text:p text:style-name="P1"><text:s text:c="5"/>{</text:p>
      <text:p text:style-name="P1"><text:s text:c="7"/>int rowIndex = 1, colIndex = 1, wordIndex = 0; <text:s/>//the initialization of the</text:p>
      <text:p text:style-name="P1"><text:s text:c="55"/>// row, column and word indexes</text:p>
      <text:p text:style-name="P1"><text:s text:c="13"/></text:p>
      <text:p text:style-name="P1"><text:s text:c="7"/>if (SearchFirstLetter(Grid, word, rowIndex, colIndex, wordIndex,</text:p>
      <text:p text:style-name="P1"><text:tab/><text:tab/><text:tab/> <text:s text:c="4"/>GRID_SIZE - 2, GRID_SIZE - 2)) <text:s/>//To check if the word is found</text:p>
      <text:p text:style-name="P1"><text:tab/> {</text:p>
      <text:p text:style-name="P1"><text:tab/> <text:s text:c="2"/>outfile &lt;&lt; word &lt;&lt; " " &lt;&lt; "found" &lt;&lt; endl;</text:p>
      <text:p text:style-name="P1"><text:tab/> }</text:p>
      <text:p text:style-name="P1"><text:s text:c="7"/>else <text:s text:c="2"/>// if not then "not found" </text:p>
      <text:p text:style-name="P1"><text:tab/> {</text:p>
      <text:p text:style-name="P1"><text:tab/> <text:s text:c="2"/>outfile &lt;&lt; word &lt;&lt; " " &lt;&lt; "not found" &lt;&lt; endl;</text:p>
      <text:p text:style-name="P1"><text:tab/> }</text:p>
      <text:p text:style-name="P1"><text:s text:c="7"/></text:p>
      <text:p text:style-name="P1"><text:s text:c="5"/>}</text:p>
      <text:p text:style-name="P1"><text:s text:c="3"/></text:p>
      <text:p text:style-name="P1"><text:s text:c="3"/>inFile.close(); <text:s text:c="7"/>// close the inFile object</text:p>
      <text:p text:style-name="P1"><text:s text:c="3"/>outfile.close(); <text:s text:c="6"/>// close the outfile object as well</text:p>
      <text:p text:style-name="P1">}</text:p>
      <text:p text:style-name="P1"/>
      <text:p text:style-name="P1">void MakeGrid (Tile Grid[GRID_SIZE][GRID_SIZE],std::ifstream &amp;inFile)</text:p>
      <text:p text:style-name="P1">{</text:p>
      <text:p text:style-name="P1"><text:s text:c="2"/>using namespace std;</text:p>
      <text:p text:style-name="P1"><text:s text:c="2"/></text:p>
      <text:p text:style-name="P1"><text:s text:c="2"/>string word; <text:s text:c="2"/>// the string that will store the word <text:s/></text:p>
      <text:p text:style-name="P1"><text:s/></text:p>
      <text:p text:style-name="P1"><text:s text:c="2"/>//Start the loop at r= 1. because the outer boundary of the loop will be</text:p>
      <text:p text:style-name="P1"><text:s text:c="2"/>//filled with '*'</text:p>
      <text:p text:style-name="P1"><text:s text:c="2"/>for ( int r = 1; r &lt; GRID_SIZE - 1; r++)</text:p>
      <text:p text:style-name="P1"><text:s text:c="4"/>{</text:p>
      <text:p text:style-name="P1"><text:s text:c="6"/>inFile &gt;&gt; word ; <text:s text:c="10"/>// Get the letter to put it in the grid</text:p>
      <text:p text:style-name="P1"><text:s text:c="6"/>for ( int c = 1; c &lt; GRID_SIZE; c++)</text:p>
      <text:p text:style-name="P1"><text:tab/>{</text:p>
      <text:p text:style-name="P1"><text:tab/> <text:s/>Grid[r][c].letter = word[c-1]; </text:p>
      <text:p text:style-name="P1"><text:tab/>}</text:p>
      <text:p text:style-name="P1"><text:s text:c="4"/>}</text:p>
      <text:p text:style-name="P1"/>
      <text:p text:style-name="P1"><text:s text:c="2"/>for (int r = 0; r &lt; GRID_SIZE ; r++) // setting up the right and left border</text:p>
      <text:p text:style-name="P1"><text:s text:c="4"/>{</text:p>
      <text:p text:style-name="P1"><text:s text:c="6"/></text:p>
      <text:p text:style-name="P1"><text:s text:c="6"/>Grid[r][0].letter = '*' ; //works</text:p>
      <text:p text:style-name="P1"><text:soft-page-break/><text:s text:c="6"/>Grid[r][GRID_SIZE - 1].letter = '*';</text:p>
      <text:p text:style-name="P1"><text:s text:c="6"/></text:p>
      <text:p text:style-name="P1"><text:s text:c="4"/>}</text:p>
      <text:p text:style-name="P1"/>
      <text:p text:style-name="P1"><text:s text:c="2"/>for ( int c = 0; c &lt; GRID_SIZE ; c++) // setting up the top and bottom border</text:p>
      <text:p text:style-name="P1"><text:s text:c="4"/>{</text:p>
      <text:p text:style-name="P1"><text:s text:c="6"/>Grid[0][c].letter = '*';</text:p>
      <text:p text:style-name="P1"><text:s text:c="6"/>Grid[GRID_SIZE - 1][c].letter = '*';</text:p>
      <text:p text:style-name="P1"><text:s text:c="4"/>}</text:p>
      <text:p text:style-name="P1"><text:s/></text:p>
      <text:p text:style-name="P1"><text:s/></text:p>
      <text:p text:style-name="P1">}</text:p>
      <text:p text:style-name="P1"/>
      <text:p text:style-name="P1">void PrintGrid (const Tile Grid[GRID_SIZE][GRID_SIZE])</text:p>
      <text:p text:style-name="P1">{</text:p>
      <text:p text:style-name="P1"><text:s text:c="2"/>using namespace std;</text:p>
      <text:p text:style-name="P1"><text:s text:c="2"/></text:p>
      <text:p text:style-name="P1"><text:s text:c="2"/>cout &lt;&lt; "\nGRID\n" &lt;&lt; endl;</text:p>
      <text:p text:style-name="P1"><text:s text:c="2"/>for ( int r = 1; r &lt;= GRID_SIZE - 2; r++) <text:s/>// Print the grid without the stars, thats why the</text:p>
      <text:p text:style-name="P1"><text:s text:c="4"/>{ <text:s text:c="38"/>// top and bottom rows , left and right cols are omitted </text:p>
      <text:p text:style-name="P1"><text:s text:c="7"/>for ( int c = 1; c &lt;= GRID_SIZE - 2; c++)</text:p>
      <text:p text:style-name="P1"><text:tab/> {</text:p>
      <text:p text:style-name="P1"><text:tab/> <text:s text:c="2"/>cout &lt;&lt; " " &lt;&lt; Grid[r][c].letter ;<text:tab/> <text:s text:c="2"/></text:p>
      <text:p text:style-name="P1"><text:tab/> }</text:p>
      <text:p text:style-name="P1"><text:s text:c="7"/>cout &lt;&lt; endl;</text:p>
      <text:p text:style-name="P1"><text:s text:c="5"/>}</text:p>
      <text:p text:style-name="P1">}</text:p>
      <text:p text:style-name="P1"><text:tab/> <text:s/></text:p>
      <text:p text:style-name="P1">bool SearchFirstLetter (Tile Grid[GRID_SIZE][GRID_SIZE],std:: string word,</text:p>
      <text:p text:style-name="P1"><text:tab/><text:tab/><text:tab/>int rowIndex, int colIndex, int wordIndex,</text:p>
      <text:p text:style-name="P1"><text:tab/><text:tab/><text:tab/>int maxRow, int maxCol)</text:p>
      <text:p text:style-name="P1">{</text:p>
      <text:p text:style-name="P1"><text:s text:c="2"/>bool found = false; <text:s text:c="42"/>// initializing the boolean value found</text:p>
      <text:p text:style-name="P1"><text:s text:c="64"/>// so by default SearchFirstLetter is false</text:p>
      <text:p text:style-name="P1"><text:s text:c="2"/></text:p>
      <text:p text:style-name="P1"><text:s text:c="2"/>if (word[wordIndex] == Grid[rowIndex][colIndex].letter) <text:s text:c="2"/>//Base case: The word letter match the grid letter</text:p>
      <text:p text:style-name="P1"><text:tab/>{ <text:s text:c="5"/></text:p>
      <text:p text:style-name="P1"><text:tab/> <text:s/>SearchRestLetter (Grid, word, rowIndex, colIndex, <text:s/>// So, all function to check is rest of the letters </text:p>
      <text:p text:style-name="P1"><text:tab/><text:tab/><text:tab/> <text:s text:c="3"/>wordIndex, found); <text:s text:c="17"/>// are there</text:p>
      <text:p text:style-name="P1"><text:tab/>}</text:p>
      <text:p text:style-name="P1"><text:s text:c="6"/></text:p>
      <text:p text:style-name="P1"><text:s text:c="2"/>if (colIndex &lt;= maxCol &amp;&amp; !found) <text:s text:c="12"/>// Base Case: The word letter does not matches the grid letter</text:p>
      <text:p text:style-name="P1"><text:tab/>{</text:p>
      <text:p text:style-name="P1"><text:tab/> <text:s/>return SearchFirstLetter(Grid, word, rowIndex, colIndex + 1, // IN this case, the next column of the same row</text:p>
      <text:p text:style-name="P1"><text:soft-page-break/><text:tab/><text:tab/><text:tab/><text:tab/> <text:s text:c="2"/>wordIndex, maxRow, maxCol); // to be checked to see if that letter matched the word letter</text:p>
      <text:p text:style-name="P1"><text:tab/>}</text:p>
      <text:p text:style-name="P1"><text:s text:c="2"/></text:p>
      <text:p text:style-name="P1"><text:s text:c="2"/>else if (rowIndex &lt;= maxRow &amp;&amp; !found) <text:s/>//Sub-case: If the search has reached the last column of the smae row then</text:p>
      <text:p text:style-name="P1"><text:s text:c="4"/>{ <text:s text:c="32"/>//then it should move up a row and start from col 1 to check if that row</text:p>
      <text:p text:style-name="P1"><text:s text:c="38"/>//hold the first leller of the word</text:p>
      <text:p text:style-name="P1"><text:s text:c="6"/>return SearchFirstLetter(Grid, word, rowIndex + 1, 1 , </text:p>
      <text:p text:style-name="P1"><text:tab/><text:tab/><text:tab/><text:tab/> <text:s text:c="2"/>wordIndex, maxRow, maxCol);<text:tab/> <text:s/></text:p>
      <text:p text:style-name="P1"><text:tab/>}</text:p>
      <text:p text:style-name="P1"><text:s text:c="2"/>return found; <text:s text:c="8"/>//If the word is found then, the SearchFirstLetter is marked as true and "found" is printed</text:p>
      <text:p text:style-name="P1"><text:s text:c="2"/></text:p>
      <text:p text:style-name="P1">}</text:p>
      <text:p text:style-name="P1"/>
      <text:p text:style-name="P1">void SearchRestLetter (Tile Grid[GRID_SIZE][GRID_SIZE],std:: string word,int rowIndex,</text:p>
      <text:p text:style-name="P1"><text:tab/><text:tab/> <text:s text:c="7"/>int colIndex, int wordIndex, bool &amp;found)</text:p>
      <text:p text:style-name="P1">{</text:p>
      <text:p text:style-name="P1"><text:s text:c="2"/>if (Grid[rowIndex][colIndex].used == false) //Check only if the Grid word is not used</text:p>
      <text:p text:style-name="P1"><text:s text:c="4"/>{</text:p>
      <text:p text:style-name="P1"><text:s text:c="6"/>//Base Case: If the letter in the grid matches the word letter, and the word</text:p>
      <text:p text:style-name="P1"><text:s text:c="6"/>//index length is same as the word length and the specific</text:p>
      <text:p text:style-name="P1"><text:s text:c="6"/>//grid has not been used then we have found our word. So, to turn the found = true. </text:p>
      <text:p text:style-name="P1"><text:s text:c="6"/>if (Grid[rowIndex][colIndex].letter == word[wordIndex] &amp;&amp; wordIndex == word.length()-1 ) <text:s text:c="3"/></text:p>
      <text:p text:style-name="P1"><text:tab/>found = true;</text:p>
      <text:p text:style-name="P1"><text:s text:c="6"/></text:p>
      <text:p text:style-name="P1"><text:s text:c="6"/>//Sub-Case: If the letter in the gird matches the word letter</text:p>
      <text:p text:style-name="P1"><text:s text:c="6"/>//but the word index is not of the word legth, the function needs find the next letter</text:p>
      <text:p text:style-name="P1"><text:s text:c="6"/>// and check to see if its the end of the word length.</text:p>
      <text:p text:style-name="P1"><text:s text:c="6"/>else if(Grid[rowIndex][colIndex].letter == word[wordIndex]) </text:p>
      <text:p text:style-name="P1"><text:tab/>{</text:p>
      <text:p text:style-name="P1"><text:tab/> <text:s text:c="3"/>Grid[rowIndex][colIndex].used = true; //Mark the Grid</text:p>
      <text:p text:style-name="P1"/>
      <text:p text:style-name="P1"><text:tab/> <text:s text:c="3"/>if (!found) //Look right and to find the next letter in the word</text:p>
      <text:p text:style-name="P1"><text:tab/> <text:s text:c="5"/>SearchRestLetter (Grid, word , rowIndex+1, colIndex, wordIndex+1, found);</text:p>
      <text:p text:style-name="P1"><text:tab/> <text:s text:c="3"/></text:p>
      <text:p text:style-name="P1"><text:tab/> <text:s text:c="3"/>if (!found) <text:s text:c="3"/>//Look left and to find the next letter in the word</text:p>
      <text:p text:style-name="P1"><text:tab/> <text:s text:c="5"/>SearchRestLetter (Grid, word , rowIndex-1, colIndex, wordIndex+1, found);</text:p>
      <text:p text:style-name="P1"><text:tab/> </text:p>
      <text:p text:style-name="P1"><text:tab/> <text:s text:c="3"/>if (!found) <text:s text:c="2"/>//Look up and to find the next letter in the word <text:s/></text:p>
      <text:p text:style-name="P1"><text:tab/> <text:s text:c="5"/>SearchRestLetter (Grid, word, <text:s/>rowIndex, colIndex-1, wordIndex+1, found);</text:p>
      <text:p text:style-name="P1"><text:tab/> </text:p>
      <text:p text:style-name="P1"><text:tab/> <text:s text:c="3"/>if (!found) <text:s text:c="2"/>//Look down and to find the next letter in the word </text:p>
      <text:p text:style-name="P1"><text:tab/> <text:s text:c="5"/>SearchRestLetter (Grid, word , rowIndex, colIndex+1, wordIndex+1, found);</text:p>
      <text:p text:style-name="P1"/>
      <text:p text:style-name="P1"><text:tab/> <text:s text:c="3"/>if (!found) <text:s/>//Look up-right corner and to find the next letter in the word </text:p>
      <text:p text:style-name="P1"><text:tab/> <text:s text:c="5"/>SearchRestLetter (Grid, word , rowIndex-1, colIndex-1, wordIndex+1, found);</text:p>
      <text:p text:style-name="P1"><text:tab/> <text:s/></text:p>
      <text:p text:style-name="P1"><text:soft-page-break/><text:tab/> <text:s text:c="3"/>if (!found) <text:s/>//Look down-right corner and to find the next letter in the word</text:p>
      <text:p text:style-name="P1"><text:tab/> <text:s text:c="5"/>SearchRestLetter (Grid, word , rowIndex-1, colIndex+1, wordIndex+1, found);</text:p>
      <text:p text:style-name="P1"><text:tab/> <text:s text:c="2"/></text:p>
      <text:p text:style-name="P1"><text:tab/> <text:s text:c="3"/>if (!found) <text:s/>//Look up-left corner and to find the next letter in the word</text:p>
      <text:p text:style-name="P1"><text:tab/> <text:s text:c="5"/>SearchRestLetter (Grid, word , rowIndex+1 , colIndex-1, wordIndex+1, found);</text:p>
      <text:p text:style-name="P1"><text:tab/> <text:s text:c="2"/></text:p>
      <text:p text:style-name="P1"><text:tab/> <text:s text:c="3"/>if (!found) <text:s/>//Look down-right corner and to find the next letter in the word</text:p>
      <text:p text:style-name="P1"><text:tab/> <text:s text:c="5"/>SearchRestLetter (Grid, word , rowIndex+1 , colIndex+1, wordIndex+1, found); <text:s text:c="3"/></text:p>
      <text:p text:style-name="P1"><text:tab/> <text:s text:c="8"/></text:p>
      <text:p text:style-name="P1"><text:tab/> <text:s text:c="3"/>Grid[rowIndex][colIndex].used = false;<text:tab/>// if not found turn unmark the grid <text:s/></text:p>
      <text:p text:style-name="P1"><text:tab/> <text:s/></text:p>
      <text:p text:style-name="P1"><text:tab/>}</text:p>
      <text:p text:style-name="P1"><text:s text:c="4"/>}</text:p>
      <text:p text:style-name="P1"><text:s text:c="3"/></text:p>
      <text:p text:style-name="P1"><text:s text:c="3"/></text:p>
      <text:p text:style-name="P1">}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8:13:25.137452435</meta:creation-date>
    <dc:date>2017-02-12T18:17:35.518223743</dc:date>
    <meta:editing-duration>PT4M1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6" meta:paragraph-count="233" meta:word-count="1481" meta:character-count="9965" meta:non-whitespace-character-count="7050"/>
  </office:meta>
</office:document-meta>
</file>